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margin-left="0.4925in" fo:text-align="center" style:justify-single-word="false" fo:text-indent="0in" style:auto-text-indent="false"/>
      <style:text-properties fo:font-size="18pt" officeooo:rsid="000cfccc" officeooo:paragraph-rsid="000cfccc" style:font-size-asian="15.75pt" style:font-size-complex="18pt"/>
    </style:style>
    <style:style style:name="P2" style:family="paragraph" style:parent-style-name="Standard">
      <style:paragraph-properties fo:margin-left="0.4925in" fo:text-align="center" style:justify-single-word="false" fo:text-indent="0in" style:auto-text-indent="false"/>
      <style:text-properties fo:font-size="15pt" officeooo:rsid="000cfccc" officeooo:paragraph-rsid="000cfccc" style:font-size-asian="13.1000003814697pt" style:font-size-complex="15pt"/>
    </style:style>
    <style:style style:name="P3" style:family="paragraph" style:parent-style-name="Standard">
      <style:paragraph-properties fo:margin-left="0in" fo:text-align="center" style:justify-single-word="false" fo:text-indent="0in" style:auto-text-indent="false"/>
      <style:text-properties fo:font-size="15pt" officeooo:rsid="000cfccc" officeooo:paragraph-rsid="000cfccc" style:font-size-asian="13.1000003814697pt" style:font-size-complex="15pt"/>
    </style:style>
    <style:style style:name="P4" style:family="paragraph" style:parent-style-name="Standard">
      <style:paragraph-properties fo:margin-left="0in" fo:text-align="start" style:justify-single-word="false" fo:text-indent="0in" style:auto-text-indent="false"/>
      <style:text-properties fo:font-size="15pt" style:text-underline-style="none" fo:font-weight="bold" officeooo:rsid="000f3f8c" officeooo:paragraph-rsid="000f3f8c" style:font-size-asian="13.1000003814697pt" style:font-weight-asian="bold" style:font-size-complex="15pt" style:font-weight-complex="bold"/>
    </style:style>
    <style:style style:name="P5" style:family="paragraph" style:parent-style-name="Standard">
      <style:paragraph-properties fo:margin-left="0in" fo:text-align="start" style:justify-single-word="false" fo:text-indent="0in" style:auto-text-indent="false"/>
      <style:text-properties fo:font-size="12pt" style:text-underline-style="none" fo:font-weight="bold" officeooo:rsid="001138df" officeooo:paragraph-rsid="000f3f8c" style:font-size-asian="10.5pt" style:font-weight-asian="bold" style:font-size-complex="12pt" style:font-weight-complex="bold"/>
    </style:style>
    <style:style style:name="P6" style:family="paragraph" style:parent-style-name="Standard">
      <style:paragraph-properties fo:margin-left="0in" fo:text-align="start" style:justify-single-word="false" fo:text-indent="0in" style:auto-text-indent="false"/>
      <style:text-properties fo:font-size="15pt" style:text-underline-style="none" fo:font-weight="bold" officeooo:rsid="001138df" officeooo:paragraph-rsid="001138df" style:font-size-asian="15pt" style:font-weight-asian="bold" style:font-size-complex="15pt" style:font-weight-complex="bold"/>
    </style:style>
    <style:style style:name="P7" style:family="paragraph" style:parent-style-name="Standard">
      <style:paragraph-properties fo:margin-left="0in" fo:text-align="start" style:justify-single-word="false" fo:text-indent="0in" style:auto-text-indent="false"/>
      <style:text-properties fo:font-size="12pt" style:text-underline-style="none" fo:font-weight="bold" officeooo:rsid="001138df" officeooo:paragraph-rsid="001138df" style:font-size-asian="10.5pt" style:font-weight-asian="bold" style:font-size-complex="12pt" style:font-weight-complex="bold"/>
    </style:style>
    <style:style style:name="P8" style:family="paragraph" style:parent-style-name="Standard">
      <style:paragraph-properties fo:margin-left="0.4925in" fo:text-align="start" style:justify-single-word="false" fo:text-indent="0in" style:auto-text-indent="false"/>
      <style:text-properties fo:font-size="12pt" officeooo:rsid="00120006" officeooo:paragraph-rsid="00120006" style:font-size-asian="10.5pt" style:font-size-complex="12pt"/>
    </style:style>
    <style:style style:name="P9" style:family="paragraph" style:parent-style-name="Standard" style:list-style-name="L1">
      <style:paragraph-properties fo:text-align="start" style:justify-single-word="false"/>
      <style:text-properties fo:font-size="12pt" officeooo:rsid="00120006" officeooo:paragraph-rsid="00120006" style:font-size-asian="10.5pt" style:font-size-complex="12pt"/>
    </style:style>
    <style:style style:name="P10" style:family="paragraph" style:parent-style-name="Standard" style:list-style-name="L1">
      <style:paragraph-properties fo:text-align="start" style:justify-single-word="false"/>
      <style:text-properties fo:font-size="12pt" officeooo:rsid="00123418" officeooo:paragraph-rsid="00123418" style:font-size-asian="10.5pt" style:font-size-complex="12pt"/>
    </style:style>
    <style:style style:name="P11" style:family="paragraph" style:parent-style-name="Standard" style:list-style-name="L1">
      <style:paragraph-properties fo:text-align="start" style:justify-single-word="false"/>
      <style:text-properties fo:font-size="12pt" officeooo:rsid="00120006" officeooo:paragraph-rsid="00123418" style:font-size-asian="10.5pt" style:font-size-complex="12pt"/>
    </style:style>
    <style:style style:name="P12" style:family="paragraph" style:parent-style-name="Standard">
      <style:paragraph-properties fo:text-align="start" style:justify-single-word="false"/>
      <style:text-properties fo:font-size="12pt" officeooo:rsid="00123418" officeooo:paragraph-rsid="00123418" style:font-size-asian="10.5pt" style:font-size-complex="12pt"/>
    </style:style>
    <style:style style:name="P13" style:family="paragraph" style:parent-style-name="Standard" style:list-style-name="L1">
      <style:paragraph-properties fo:text-align="start" style:justify-single-word="false"/>
      <style:text-properties fo:font-size="12pt" officeooo:rsid="00174aeb" officeooo:paragraph-rsid="00174aeb" style:font-size-asian="10.5pt" style:font-size-complex="12pt"/>
    </style:style>
    <style:style style:name="P14" style:family="paragraph" style:parent-style-name="Standard">
      <style:paragraph-properties fo:text-align="start" style:justify-single-word="false"/>
      <style:text-properties fo:font-size="12pt" officeooo:rsid="00174aeb" officeooo:paragraph-rsid="00174aeb" style:font-size-asian="10.5pt" style:font-size-complex="12pt"/>
    </style:style>
    <style:style style:name="P15" style:family="paragraph" style:parent-style-name="Standard">
      <style:paragraph-properties fo:text-align="start" style:justify-single-word="false"/>
      <style:text-properties fo:font-size="12pt" officeooo:rsid="002005d1" officeooo:paragraph-rsid="002005d1" style:font-size-asian="10.5pt" style:font-size-complex="12pt"/>
    </style:style>
    <style:style style:name="P16" style:family="paragraph" style:parent-style-name="Standard">
      <style:paragraph-properties fo:text-align="start" style:justify-single-word="false"/>
      <style:text-properties officeooo:paragraph-rsid="002005d1"/>
    </style:style>
    <style:style style:name="P17" style:family="paragraph" style:parent-style-name="Standard">
      <style:paragraph-properties fo:text-align="start" style:justify-single-word="false"/>
      <style:text-properties fo:font-size="12pt" officeooo:rsid="00120006" officeooo:paragraph-rsid="00120006"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138df" style:font-size-asian="10.5pt" style:font-size-complex="12pt"/>
    </style:style>
    <style:style style:name="T3" style:family="text">
      <style:text-properties officeooo:rsid="0015d7c3"/>
    </style:style>
    <style:style style:name="T4" style:family="text">
      <style:text-properties officeooo:rsid="00123418"/>
    </style:style>
    <style:style style:name="T5" style:family="text">
      <style:text-properties officeooo:rsid="001c5a47"/>
    </style:style>
    <style:style style:name="T6" style:family="text">
      <style:text-properties officeooo:rsid="001ce517"/>
    </style:style>
    <style:style style:name="T7" style:family="text">
      <style:text-properties officeooo:rsid="0019d15d"/>
    </style:style>
    <style:style style:name="T8" style:family="text">
      <style:text-properties officeooo:rsid="001e2ac2"/>
    </style:style>
    <style:style style:name="T9" style:family="text">
      <style:text-properties fo:font-size="12pt" officeooo:rsid="002005d1" style:font-size-asian="10.5pt" style:font-size-complex="12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005d1" style:font-weight-asian="normal" style:font-weight-complex="normal"/>
    </style:style>
    <style:style style:name="T13" style:family="text">
      <style:text-properties fo:font-size="12pt" officeooo:rsid="0022115e" style:font-size-asian="10.5pt" style:font-size-complex="12pt"/>
    </style:style>
    <style:style style:name="T14" style:family="text">
      <style:text-properties officeooo:rsid="0022115e"/>
    </style:style>
    <style:style style:name="T15" style:family="text">
      <style:text-properties fo:font-weight="bold" officeooo:rsid="0022115e"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Νευρωνικά Δίκτυα – Βαθιά Μάθηση</text:p>
      <text:p text:style-name="P1">1η Εργασία</text:p>
      <text:p text:style-name="P1"/>
      <text:p text:style-name="P2">Βασίλειος Μιχαηλίδης 4436</text:p>
      <text:p text:style-name="P3"/>
      <text:p text:style-name="P3"/>
      <text:p text:style-name="P4">Δεδομένα</text:p>
      <text:p text:style-name="P4"/>
      <text:p text:style-name="P4"><text:tab/><text:span text:style-name="T1">Χρησιμοποίησα το “The Street View House Numbers (SVHN)” Dataset και συκγεκριμένα το Format 2 το οποίο έχει εικόνες 1 ψηφίου (0-9) κεντραρισμένου από housenumbers. Τα train δεδομένα έχουν 73257 εικόνες, ενώ τα test δεδομένα έχουν 26032. <text:s/></text:span><text:span text:style-name="T2">Οι εικόνες έχουν διαστάσεις 32x32x3 επειδή είναι RGB.</text:span></text:p>
      <text:p text:style-name="P5"/>
      <text:p text:style-name="P5"/>
      <text:p text:style-name="P6">CNN μοντέλο</text:p>
      <text:p text:style-name="P7"/>
      <text:p text:style-name="P3"/>
      <text:p text:style-name="P8">Επέλεξα το μοντέλο CNN της pytorch σε συνδυασμό με το MLP. Πιο συκγεκριμένα χρησιμοποίησα τα εξής layers:</text:p>
      <text:p text:style-name="P8"/>
      <text:list text:style-name="L1">
        <text:list-item>
          <text:p text:style-name="P9">Convolutional Layer με input <text:span text:style-name="T3">3 channels </text:span>επειδή οι εικόνες είναι RGB και ouput 16 <text:span text:style-name="T3">channels </text:span>για να μην απαιτεί πολύ υπολογιστική ισχύ. Το filter έχει μέγεθος 3x3 <text:span text:style-name="T4">και προσθέτουμε zero padding για να μην χάσουμε πληροφορία στα άκρα και να κρατήσουμε τις διαστάσεις τις εικόνας 32x32. </text:span><text:span text:style-name="T5">Ως activation function χρησιμοποίησα την Relu </text:span><text:span text:style-name="T6">για ταχύτητα σύγκλισης και για να μην μηδενίζονται εύκολα οι gradients.</text:span></text:p>
          <text:p text:style-name="P9"/>
        </text:list-item>
        <text:list-item>
          <text:p text:style-name="P10">Max Pooling layer το οποίο έχει filter με μέγεθος 2x2 και βήμα ίσο με 2, μειώνει τις διαστάσεις σε 16x16, το οποίο βοηθάει ώστε το δίκτυο να δώσει μεγαλύτερη προσοχή στην γενική εικόνα και όχι στις λεπτομέρειες.</text:p>
          <text:p text:style-name="P11"/>
        </text:list-item>
        <text:list-item>
          <text:p text:style-name="P10">Convolution Layer με input 16 <text:span text:style-name="T3">channels δηλαδή όσο ήταν το output του 1ου layer, και output 32 channels και πάλι για να μην είναι πολύ βαρύ το δίκτυο. Το filter και το padding είναι ίδια με το 1ο layer. </text:span><text:span text:style-name="T6">Ως activation function χρησιμοποίησα την Relu.</text:span></text:p>
        </text:list-item>
      </text:list>
      <text:p text:style-name="P12"/>
      <text:list text:continue-numbering="true" text:style-name="L1">
        <text:list-item>
          <text:p text:style-name="P13">Max Pooling layer το οποίο μειώνει ξανά τις διαστάσεις από 16x16 σε 8x8.</text:p>
          <text:p text:style-name="P13"/>
        </text:list-item>
        <text:list-item>
          <text:p text:style-name="P13">Fully Connected Layer έ<text:span text:style-name="T7">χει ως input 32 channels x 8 height x 8 width = 2048 features, </text:span><text:span text:style-name="T8">και </text:span><text:span text:style-name="T7">output 10 </text:span><text:span text:style-name="T8">για τις </text:span><text:span text:style-name="T7"><text:s/>10 </text:span><text:span text:style-name="T8">κλάσεις </text:span><text:span text:style-name="T7">(0-9).</text:span></text:p>
        </text:list-item>
      </text:list>
      <text:p text:style-name="P14"/>
      <text:p text:style-name="P14"/>
      <text:p text:style-name="P15"/>
      <text:p text:style-name="P15"/>
      <text:p text:style-name="P16"><text:soft-page-break/><text:span text:style-name="T9"><text:tab/>Το Loss Function που χρησιμοποιήθηκε είναι το Cross Entropy Loss καθώς είναι ιδανικό για cassification προβλήματα. Υπολογίζει </text:span>πόσο διαφέρει η <text:span text:style-name="T10">προβλεπόμενη κατανομή πιθανότητας</text:span><text:span text:style-name="T10"> </text:span>του μοντέλου από την <text:span text:style-name="T11">πραγματική κατανομή </text:span><text:span text:style-name="T12">και και π</text:span><text:span text:style-name="T9">αράγει μεγαλύτερα gradient όταν κάνει κακή πρόβλεψη.</text:span></text:p>
      <text:p text:style-name="P16"><text:span text:style-name="T9"><text:tab/></text:span><text:span text:style-name="T13">Επίσης χρησιμοποίησα τον Adam Optimizer καθώς επιλέγεται συνήθως ως ο default βελτιστοποιητής </text:span>για τα περισσότερα προβλήματα Deep Learning, συμπεριλαμβανομένου του CNN. <text:span text:style-name="T14">Ο Adam συνδυάζει τις έννοιες του </text:span><text:span text:style-name="T15">momentum</text:span><text:span text:style-name="T14"> και του </text:span><text:span text:style-name="T15">ρυθμού μάθησης</text:span><text:span text:style-name="T14"> για να μεγαλύτερη τ</text:span>αχύτητα <text:span text:style-name="T14">σ</text:span>ύγκλισης <text:span text:style-name="T14">και καλή απόδοση.</text:span></text:p>
      <text:p text:style-name="P16"/>
      <text:p text:style-name="P16"/>
      <text:p text:style-name="P16"/>
      <text:p text:style-name="P16"/>
      <text:p text:style-name="P17"/>
      <text:p text:style-name="P17"><text:tab/>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0:18:20.886001709</meta:creation-date>
    <meta:editing-duration>PT1H38M16S</meta:editing-duration>
    <meta:editing-cycles>4</meta:editing-cycles>
    <meta:generator>LibreOffice/25.8.2.2$Linux_X86_64 LibreOffice_project/580$Build-2</meta:generator>
    <dc:date>2025-11-15T22:11:28.889641044</dc:date>
    <meta:document-statistic meta:table-count="0" meta:image-count="0" meta:object-count="0" meta:page-count="2" meta:paragraph-count="15" meta:word-count="339" meta:character-count="2115" meta:non-whitespace-character-count="1786"/>
  </office:meta>
</office:document-meta>
</file>